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icMockTest.testStaticMockWithNoMore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MockTest.testStaticMock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ummy.fooVoid( String var2 , String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mmy.fooVarargs( String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MockTest.testStaticMockSimp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MockTest.testStaticMockWithNoMoreInteractions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cMockTest.testStaticMockWithVer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ummy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Test.testStaticMockDoesNotAffectDiffe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ummy.fooVoid(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icMockTest.testStaticMock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MockTest.testStaticMockWith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MockTest.testStaticMockWithRealMethod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MockTest.testStaticMockCanCoexistWithMockInDifferent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icMockTest.testStaticMockVar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aticMockTest.testStaticMockWithNoInteractions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icMockTest.testStaticMockWith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aticMockTest.testStaticMockMustBeExclusiveInScopeWithin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ticMockTest.testStaticMockMustUseValid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icMockTest.testStaticMock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aticMockTest.testStaticMockWithVerificationFa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